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T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" style:parent-style-name="Standard" style:list-style-name="LFO1" style:family="paragraph"/>
    <style:style style:name="P6" style:parent-style-name="Standard" style:list-style-name="LFO1" style:family="paragraph"/>
  </office:automatic-styles>
  <office:body>
    <office:text text:use-soft-page-breaks="true">
      <text:p text:style-name="P1"/>
      <text:p text:style-name="P2">Trabajo práctico: Anagrama</text:p>
      <text:p text:style-name="P3"/>
      <text:p text:style-name="Standard">1- El vuelo de la mosca (lectura 18 minutos) Ejercicio de distracción/ atención. Luego de leer el capítulo 1 del libro “Anagrama” deberán comparar<text:s/><text:span text:style-name="T4">el vuelo de la mosca con el uso de un celular</text:span><text:s/>como si mantuvieran un dialogo personal con alguien interactuando con el celular en la mano. La idea es que puedan decir:</text:p>
      <text:p text:style-name="Standard"/>
      <text:p text:style-name="Standard">a- ¿Cuantos estímulos perciben a la vez?<text:line-break/>b- ¿Qué es lo que hace que le presten más atención a la mosca o al celular en vez de a la conversación que están teniendo con la persona que tienen enfrente?</text:p>
      <text:p text:style-name="Standard"/>
      <text:p text:style-name="Standard">2-</text:p>
      <text:p text:style-name="Standard">a- ¿Cuál fue la imagen que te impacto del video?<text:s/><text:line-break/>b- ¿Que frase recordas del mismo?<text:line-break/>c- ¿Que párrafo del capítulo te llamo la atención?<text:line-break/></text:p>
      <text:p text:style-name="Standard">3- Elegir 5 párrafos del capítulo 1 que vos sientas que se vinculan con las imágenes. Justificar.</text:p>
      <text:p text:style-name="Standard"/>
      <text:list text:style-name="LFO1" text:continue-numbering="true">
        <text:list-item>
          <text:p text:style-name="P5"><text:line-break/>a- Yo personalmente puedo mayormente concentrarme en las dos cosas y recibir ambos estímulos, sin embargo depende mucho de la situación, dependiendo de lo que me esté diciendo la persona o lo que esté viendo en el celular no me puedo concentrar en las dos al mismo tiempo.<text:line-break/><text:line-break/>b- Yo pienso que el cerebro siempre busca estímulo y al no encontrarlo se desespera, si la conversación con la persona no es suficientemente estimulante hacemos cualquier otra cosa antes de prestarle atención a la persona o de lo que nos está hablando. Por esta misma razón suelen los alumnos dibujar en clase, ya que la tarea o la explicación del profesor no los estimula lo suficiente.<text:line-break/>Ante esta situación la persona que está hablando se suele ofender ya que saben que lo que están diciendo no le es estimulante a la otra persona, y que preferiría ver el celular o ver a una mosca volar antes de escuchar lo que están diciendo.<text:line-break/></text:p>
        </text:list-item>
        <text:list-item>
          <text:p text:style-name="P6"><text:line-break/>a- De las imágenes en el video no me impacto ninguna, me parecieron imágenes sin importancia que estaban para entretener la vista mientras escuchabas lo que decía el video.<text:line-break/><text:line-break/>b- La frase que más recuerdo es: “Entende que los amigos van y vienen, pero que algunos de ellos los vas a tener siempre”<text:line-break/><text:line-break/>c-<text:s/>“No… Te estaba escuchando. –le dije y pensé, que ya hacia media hora que le estaba siguiendo. A veces me sentía mal por ser tan complaciente.”<text:line-break/><text:line-break/>Este párrafo me llamo la atención porque como dije antes está mal visto admitir que una conversación no te estimula o te aburr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nti</meta:initial-creator>
    <dc:creator>Santi</dc:creator>
    <meta:creation-date>2021-08-30T11:40:00Z</meta:creation-date>
    <dc:date>2021-08-30T19:34:00Z</dc:date>
    <meta:template xlink:href="Normal.dotm" xlink:type="simple"/>
    <meta:editing-cycles>1</meta:editing-cycles>
    <meta:editing-duration>PT9960S</meta:editing-duration>
    <meta:document-statistic meta:page-count="1" meta:paragraph-count="4" meta:word-count="348" meta:character-count="2258" meta:row-count="15" meta:non-whitespace-character-count="1914"/>
  </office:meta>
</office:document-meta>
</file>